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04mm"/>
    </style:style>
    <style:style style:name="co2" style:family="table-column">
      <style:table-column-properties fo:break-before="auto" style:column-width="76.22mm"/>
    </style:style>
    <style:style style:name="co3" style:family="table-column">
      <style:table-column-properties fo:break-before="auto" style:column-width="43.04mm"/>
    </style:style>
    <style:style style:name="co4" style:family="table-column">
      <style:table-column-properties fo:break-before="auto" style:column-width="50.45mm"/>
    </style:style>
    <style:style style:name="co5" style:family="table-column">
      <style:table-column-properties fo:break-before="auto" style:column-width="52.23mm"/>
    </style:style>
    <style:style style:name="co6" style:family="table-column">
      <style:table-column-properties fo:break-before="auto" style:column-width="20.97mm"/>
    </style:style>
    <style:style style:name="co7" style:family="table-column">
      <style:table-column-properties fo:break-before="auto" style:column-width="73.4mm"/>
    </style:style>
    <style:style style:name="co8" style:family="table-column">
      <style:table-column-properties fo:break-before="auto" style:column-width="72.3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15_20_миллионников">
      <style:table-properties table:display="true" style:writing-mode="lr-tb"/>
    </style:style>
    <style:style style:name="ta2" style:family="table" style:master-page-name="PageStyle_5f_Лист1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5 миллионников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{city}</text:p>
          </table:table-cell>
          <table:table-cell table:style-name="ce1" office:value-type="string" calcext:value-type="string">
            <text:p>Поддомен</text:p>
          </table:table-cell>
          <table:table-cell table:style-name="ce1" office:value-type="string" calcext:value-type="string">
            <text:p>{oblast}</text:p>
          </table:table-cell>
          <table:table-cell table:style-name="ce1" office:value-type="string" calcext:value-type="string">
            <text:p><text:s/>{atcity}</text:p>
          </table:table-cell>
          <table:table-cell table:style-name="ce1" office:value-type="string" calcext:value-type="string">
            <text:p><text:s/>{incity}</text:p>
          </table:table-cell>
          <table:table-cell table:style-name="ce1" office:value-type="string" calcext:value-type="string">
            <text:p>{prilagat}</text:p>
          </table:table-cell>
          <table:table-cell table:style-name="ce1" office:value-type="string" calcext:value-type="string">
            <text:p>Координаты центар города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a xlink:href="https://ru.wikipedia.org/wiki/%D0%92%D0%BE%D1%80%D0%BE%D0%BD%D0%B5%D0%B6" xlink:type="simple">Воронеж</text:a></text:p>
          </table:table-cell>
          <table:table-cell office:value-type="string" calcext:value-type="string">
            <text:p>buryakof.ru</text:p>
          </table:table-cell>
          <table:table-cell office:value-type="string" calcext:value-type="string">
            <text:p>Воронежская</text:p>
          </table:table-cell>
          <table:table-cell office:value-type="string" calcext:value-type="string">
            <text:p>Воронежу</text:p>
          </table:table-cell>
          <table:table-cell office:value-type="string" calcext:value-type="string">
            <text:p>Воронеже</text:p>
          </table:table-cell>
          <table:table-cell office:value-type="string" calcext:value-type="string">
            <text:p>воронежское</text:p>
          </table:table-cell>
          <table:table-cell office:value-type="string" calcext:value-type="string">
            <text:p>51.660781, 39.200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C%D0%BE%D1%81%D0%BA%D0%B2%D0%B0" xlink:type="simple">Москва</text:a></text:p>
          </table:table-cell>
          <table:table-cell office:value-type="string" calcext:value-type="string">
            <text:p>msk.buryakof.ru</text:p>
          </table:table-cell>
          <table:table-cell office:value-type="string" calcext:value-type="string">
            <text:p>Москвоская</text:p>
          </table:table-cell>
          <table:table-cell table:number-columns-repeated="2" office:value-type="string" calcext:value-type="string">
            <text:p>Москве</text:p>
          </table:table-cell>
          <table:table-cell office:value-type="string" calcext:value-type="string">
            <text:p>московское</text:p>
          </table:table-cell>
          <table:table-cell office:value-type="string" calcext:value-type="string">
            <text:p>55.753215, 37.622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A1%D0%B0%D0%BD%D0%BA%D1%82-%D0%9F%D0%B5%D1%82%D0%B5%D1%80%D0%B1%D1%83%D1%80%D0%B3" xlink:type="simple">Санкт-Петербург</text:a></text:p>
          </table:table-cell>
          <table:table-cell office:value-type="string" calcext:value-type="string">
            <text:p>spb.buryakof.ru</text:p>
          </table:table-cell>
          <table:table-cell office:value-type="string" calcext:value-type="string">
            <text:p>Ленинградская</text:p>
          </table:table-cell>
          <table:table-cell office:value-type="string" calcext:value-type="string">
            <text:p>Санкт-Петербургу</text:p>
          </table:table-cell>
          <table:table-cell office:value-type="string" calcext:value-type="string">
            <text:p>Санкт-Петербурге</text:p>
          </table:table-cell>
          <table:table-cell office:value-type="string" calcext:value-type="string">
            <text:p>петербургское</text:p>
          </table:table-cell>
          <table:table-cell office:value-type="string" calcext:value-type="string">
            <text:p>59.938951, 30.315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D%D0%BE%D0%B2%D0%BE%D1%81%D0%B8%D0%B1%D0%B8%D1%80%D1%81%D0%BA" xlink:type="simple">Новосибирск</text:a></text:p>
          </table:table-cell>
          <table:table-cell office:value-type="string" calcext:value-type="string">
            <text:p>nsk.buryakof.ru</text:p>
          </table:table-cell>
          <table:table-cell office:value-type="string" calcext:value-type="string">
            <text:p>Новосибирская</text:p>
          </table:table-cell>
          <table:table-cell office:value-type="string" calcext:value-type="string">
            <text:p>Новосибирску</text:p>
          </table:table-cell>
          <table:table-cell office:value-type="string" calcext:value-type="string">
            <text:p>Новосибирске</text:p>
          </table:table-cell>
          <table:table-cell office:value-type="string" calcext:value-type="string">
            <text:p>новосибирское</text:p>
          </table:table-cell>
          <table:table-cell office:value-type="string" calcext:value-type="string">
            <text:p>55.030199, 82.9204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5%D0%BA%D0%B0%D1%82%D0%B5%D1%80%D0%B8%D0%BD%D0%B1%D1%83%D1%80%D0%B3" xlink:type="simple">Екатеринбург</text:a></text:p>
          </table:table-cell>
          <table:table-cell office:value-type="string" calcext:value-type="string">
            <text:p>ekb.buryakof.ru</text:p>
          </table:table-cell>
          <table:table-cell office:value-type="string" calcext:value-type="string">
            <text:p>Свердловская</text:p>
          </table:table-cell>
          <table:table-cell office:value-type="string" calcext:value-type="string">
            <text:p>Екатеринбургу</text:p>
          </table:table-cell>
          <table:table-cell office:value-type="string" calcext:value-type="string">
            <text:p>Екатеринбурге</text:p>
          </table:table-cell>
          <table:table-cell office:value-type="string" calcext:value-type="string">
            <text:p>екатеринбургское</text:p>
          </table:table-cell>
          <table:table-cell office:value-type="string" calcext:value-type="string">
            <text:p>56.838011, 60.5974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D%D0%B8%D0%B6%D0%BD%D0%B8%D0%B9_%D0%9D%D0%BE%D0%B2%D0%B3%D0%BE%D1%80%D0%BE%D0%B4" xlink:type="simple">Нижний Новгород</text:a></text:p>
          </table:table-cell>
          <table:table-cell office:value-type="string" calcext:value-type="string">
            <text:p>nn.buryakof.ru</text:p>
          </table:table-cell>
          <table:table-cell office:value-type="string" calcext:value-type="string">
            <text:p>Нижегородская</text:p>
          </table:table-cell>
          <table:table-cell office:value-type="string" calcext:value-type="string">
            <text:p>Нижнему Новгороду</text:p>
          </table:table-cell>
          <table:table-cell office:value-type="string" calcext:value-type="string">
            <text:p>Нижнем Новгороде</text:p>
          </table:table-cell>
          <table:table-cell office:value-type="string" calcext:value-type="string">
            <text:p>нижегородское</text:p>
          </table:table-cell>
          <table:table-cell office:value-type="string" calcext:value-type="string">
            <text:p>56.326797, 44.006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A%D0%B0%D0%B7%D0%B0%D0%BD%D1%8C" xlink:type="simple">Казань</text:a></text:p>
          </table:table-cell>
          <table:table-cell office:value-type="string" calcext:value-type="string">
            <text:p>kazan.buryakof.ru</text:p>
          </table:table-cell>
          <table:table-cell office:value-type="string" calcext:value-type="string">
            <text:p>Казанская</text:p>
          </table:table-cell>
          <table:table-cell table:number-columns-repeated="2" office:value-type="string" calcext:value-type="string">
            <text:p>Казани</text:p>
          </table:table-cell>
          <table:table-cell office:value-type="string" calcext:value-type="string">
            <text:p>казанское</text:p>
          </table:table-cell>
          <table:table-cell office:value-type="string" calcext:value-type="string">
            <text:p>55.796289, 49.108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A7%D0%B5%D0%BB%D1%8F%D0%B1%D0%B8%D0%BD%D1%81%D0%BA" xlink:type="simple">Челябинск</text:a></text:p>
          </table:table-cell>
          <table:table-cell office:value-type="string" calcext:value-type="string">
            <text:p>chelyabinsk.buryakof.ru</text:p>
          </table:table-cell>
          <table:table-cell office:value-type="string" calcext:value-type="string">
            <text:p>Челябинская</text:p>
          </table:table-cell>
          <table:table-cell office:value-type="string" calcext:value-type="string">
            <text:p>Челябинску</text:p>
          </table:table-cell>
          <table:table-cell office:value-type="string" calcext:value-type="string">
            <text:p>Челябинске</text:p>
          </table:table-cell>
          <table:table-cell office:value-type="string" calcext:value-type="string">
            <text:p>челябинское</text:p>
          </table:table-cell>
          <table:table-cell office:value-type="string" calcext:value-type="string">
            <text:p>55.159897, 61.402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E%D0%BC%D1%81%D0%BA" xlink:type="simple">Омск</text:a></text:p>
          </table:table-cell>
          <table:table-cell office:value-type="string" calcext:value-type="string">
            <text:p>omsk.buryakof.ru</text:p>
          </table:table-cell>
          <table:table-cell office:value-type="string" calcext:value-type="string">
            <text:p>Омская</text:p>
          </table:table-cell>
          <table:table-cell office:value-type="string" calcext:value-type="string">
            <text:p>Омску</text:p>
          </table:table-cell>
          <table:table-cell office:value-type="string" calcext:value-type="string">
            <text:p>Омске</text:p>
          </table:table-cell>
          <table:table-cell office:value-type="string" calcext:value-type="string">
            <text:p>омское</text:p>
          </table:table-cell>
          <table:table-cell office:value-type="string" calcext:value-type="string">
            <text:p>54.989342, 73.368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A1%D0%B0%D0%BC%D0%B0%D1%80%D0%B0" xlink:type="simple">Самара</text:a></text:p>
          </table:table-cell>
          <table:table-cell office:value-type="string" calcext:value-type="string">
            <text:p>samara.buryakof.ru</text:p>
          </table:table-cell>
          <table:table-cell office:value-type="string" calcext:value-type="string">
            <text:p>Самарская</text:p>
          </table:table-cell>
          <table:table-cell table:number-columns-repeated="2" office:value-type="string" calcext:value-type="string">
            <text:p>Самаре</text:p>
          </table:table-cell>
          <table:table-cell office:value-type="string" calcext:value-type="string">
            <text:p>самарское</text:p>
          </table:table-cell>
          <table:table-cell office:value-type="string" calcext:value-type="string">
            <text:p>53.195538, 50.101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A0%D0%BE%D1%81%D1%82%D0%BE%D0%B2-%D0%BD%D0%B0-%D0%94%D0%BE%D0%BD%D1%83" xlink:type="simple">Ростов-на-Дону</text:a></text:p>
          </table:table-cell>
          <table:table-cell office:value-type="string" calcext:value-type="string">
            <text:p>rostov-na-donu.buryakof.ru</text:p>
          </table:table-cell>
          <table:table-cell office:value-type="string" calcext:value-type="string">
            <text:p>Ростовская</text:p>
          </table:table-cell>
          <table:table-cell office:value-type="string" calcext:value-type="string">
            <text:p>Ростову-на-Дону</text:p>
          </table:table-cell>
          <table:table-cell office:value-type="string" calcext:value-type="string">
            <text:p>Ростове-на-Дону</text:p>
          </table:table-cell>
          <table:table-cell office:value-type="string" calcext:value-type="string">
            <text:p>ростовское</text:p>
          </table:table-cell>
          <table:table-cell office:value-type="string" calcext:value-type="string">
            <text:p>47.222078, 39.72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A3%D1%84%D0%B0" xlink:type="simple">Уфа</text:a></text:p>
          </table:table-cell>
          <table:table-cell office:value-type="string" calcext:value-type="string">
            <text:p>ufa.buryakof.ru</text:p>
          </table:table-cell>
          <table:table-cell office:value-type="string" calcext:value-type="string">
            <text:p>Уфимская</text:p>
          </table:table-cell>
          <table:table-cell table:number-columns-repeated="2" office:value-type="string" calcext:value-type="string">
            <text:p>Уфе</text:p>
          </table:table-cell>
          <table:table-cell office:value-type="string" calcext:value-type="string">
            <text:p>уфимское</text:p>
          </table:table-cell>
          <table:table-cell office:value-type="string" calcext:value-type="string">
            <text:p>54.735147, 55.958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A%D1%80%D0%B0%D1%81%D0%BD%D0%BE%D1%8F%D1%80%D1%81%D0%BA" xlink:type="simple">Красноярск</text:a></text:p>
          </table:table-cell>
          <table:table-cell office:value-type="string" calcext:value-type="string">
            <text:p>krasnoyarsk.buryakof.ru</text:p>
          </table:table-cell>
          <table:table-cell office:value-type="string" calcext:value-type="string">
            <text:p>Красноярская</text:p>
          </table:table-cell>
          <table:table-cell office:value-type="string" calcext:value-type="string">
            <text:p>Красноярску</text:p>
          </table:table-cell>
          <table:table-cell office:value-type="string" calcext:value-type="string">
            <text:p>Красноярске</text:p>
          </table:table-cell>
          <table:table-cell office:value-type="string" calcext:value-type="string">
            <text:p>красноярское</text:p>
          </table:table-cell>
          <table:table-cell office:value-type="string" calcext:value-type="string">
            <text:p>56.010563, 92.852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F%D0%B5%D1%80%D0%BC%D1%8C" xlink:type="simple">Пермь</text:a></text:p>
          </table:table-cell>
          <table:table-cell office:value-type="string" calcext:value-type="string">
            <text:p>perm.buryakof.ru</text:p>
          </table:table-cell>
          <table:table-cell office:value-type="string" calcext:value-type="string">
            <text:p>Пермская</text:p>
          </table:table-cell>
          <table:table-cell table:number-columns-repeated="2" office:value-type="string" calcext:value-type="string">
            <text:p>Перми</text:p>
          </table:table-cell>
          <table:table-cell office:value-type="string" calcext:value-type="string">
            <text:p>пермское</text:p>
          </table:table-cell>
          <table:table-cell office:value-type="string" calcext:value-type="string">
            <text:p>58.010450, 56.229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2%D0%BE%D0%BB%D0%B3%D0%BE%D0%B3%D1%80%D0%B0%D0%B4" xlink:type="simple">Волгоград</text:a></text:p>
          </table:table-cell>
          <table:table-cell office:value-type="string" calcext:value-type="string">
            <text:p>volgograd.buryakof.ru</text:p>
          </table:table-cell>
          <table:table-cell office:value-type="string" calcext:value-type="string">
            <text:p>Волгоградская</text:p>
          </table:table-cell>
          <table:table-cell office:value-type="string" calcext:value-type="string">
            <text:p>Волгограду</text:p>
          </table:table-cell>
          <table:table-cell office:value-type="string" calcext:value-type="string">
            <text:p>Волгограде</text:p>
          </table:table-cell>
          <table:table-cell office:value-type="string" calcext:value-type="string">
            <text:p>волгоградское</text:p>
          </table:table-cell>
          <table:table-cell office:value-type="string" calcext:value-type="string">
            <text:p>48.707073, 44.516930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" table:style-name="ta2"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1">
          <table:table-cell/>
          <table:table-cell office:value-type="string" calcext:value-type="string">
            <text:p>Поддом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0%B1%D0%B0%D0%BA%D0%B0%D0%BD" xlink:type="simple">Абакан</text:a></text:p>
          </table:table-cell>
          <table:table-cell office:value-type="string" calcext:value-type="string">
            <text:p>abakan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0%BB%D1%8C%D0%BC%D0%B5%D1%82%D1%8C%D0%B5%D0%B2%D1%81%D0%BA" xlink:type="simple">Альметьевск</text:a></text:p>
          </table:table-cell>
          <table:table-cell office:value-type="string" calcext:value-type="string">
            <text:p>almetev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0%BD%D0%B3%D0%B0%D1%80%D1%81%D0%BA" xlink:type="simple">Ангарск</text:a></text:p>
          </table:table-cell>
          <table:table-cell office:value-type="string" calcext:value-type="string">
            <text:p>angar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0%D0%B7%D0%B0%D0%BC%D0%B0%D1%81" xlink:type="simple">Арзамас</text:a></text:p>
          </table:table-cell>
          <table:table-cell office:value-type="string" calcext:value-type="string">
            <text:p>arzamas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0%D0%BC%D0%B0%D0%B2%D0%B8%D1%80_(%D0%A0%D0%BE%D1%81%D1%81%D0%B8%D1%8F)" xlink:type="simple">Армавир</text:a></text:p>
          </table:table-cell>
          <table:table-cell office:value-type="string" calcext:value-type="string">
            <text:p>armavir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0%D1%82%D1%91%D0%BC_(%D0%B3%D0%BE%D1%80%D0%BE%D0%B4)" xlink:type="simple">Артём</text:a></text:p>
          </table:table-cell>
          <table:table-cell office:value-type="string" calcext:value-type="string">
            <text:p>artem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0%D1%85%D0%B0%D0%BD%D0%B3%D0%B5%D0%BB%D1%8C%D1%81%D0%BA" xlink:type="simple">Архангельск</text:a></text:p>
          </table:table-cell>
          <table:table-cell office:value-type="string" calcext:value-type="string">
            <text:p>arkhangel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1%D1%82%D1%80%D0%B0%D1%85%D0%B0%D0%BD%D1%8C" xlink:type="simple">Астрахань</text:a></text:p>
          </table:table-cell>
          <table:table-cell office:value-type="string" calcext:value-type="string">
            <text:p>astrakhan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7%D0%B8%D0%BD%D1%81%D0%BA" xlink:type="simple">Ачинск</text:a></text:p>
          </table:table-cell>
          <table:table-cell office:value-type="string" calcext:value-type="string">
            <text:p>achin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0%D0%BB%D0%B0%D0%BA%D0%BE%D0%B2%D0%BE" xlink:type="simple">Балаково</text:a></text:p>
          </table:table-cell>
          <table:table-cell office:value-type="string" calcext:value-type="string">
            <text:p>balakovo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алашиха</text:p>
          </table:table-cell>
          <table:table-cell office:value-type="string" calcext:value-type="string">
            <text:p>balashiha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0%D1%80%D0%BD%D0%B0%D1%83%D0%BB" xlink:type="simple">Барнаул</text:a></text:p>
          </table:table-cell>
          <table:table-cell office:value-type="string" calcext:value-type="string">
            <text:p>barnaul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0%D1%82%D0%B0%D0%B9%D1%81%D0%BA" xlink:type="simple">Батайск</text:a></text:p>
          </table:table-cell>
          <table:table-cell office:value-type="string" calcext:value-type="string">
            <text:p>bataysk.buryakof.ru</text:p>
          </table:table-cell>
          <table:table-cell office:value-type="string" calcext:value-type="string">
            <text:p>Ростов?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ru.wikipedia.org/wiki/%D0%91%D0%B5%D0%BB%D0%B3%D0%BE%D1%80%D0%BE%D0%B4" xlink:type="simple">Белгород</text:a></text:p>
          </table:table-cell>
          <table:table-cell office:value-type="string" calcext:value-type="string">
            <text:p>belgorod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5%D1%80%D0%B4%D1%81%D0%BA" xlink:type="simple">Бердск</text:a></text:p>
          </table:table-cell>
          <table:table-cell office:value-type="string" calcext:value-type="string">
            <text:p>berd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5%D1%80%D0%B5%D0%B7%D0%BD%D0%B8%D0%BA%D0%B8" xlink:type="simple">Березники</text:a></text:p>
          </table:table-cell>
          <table:table-cell office:value-type="string" calcext:value-type="string">
            <text:p>berezniki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8%D0%B9%D1%81%D0%BA" xlink:type="simple">Бийск</text:a></text:p>
          </table:table-cell>
          <table:table-cell office:value-type="string" calcext:value-type="string">
            <text:p>biy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B%D0%B0%D0%B3%D0%BE%D0%B2%D0%B5%D1%89%D0%B5%D0%BD%D1%81%D0%BA" xlink:type="simple">Благовещенск</text:a></text:p>
          </table:table-cell>
          <table:table-cell office:value-type="string" calcext:value-type="string">
            <text:p>blagoveschen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1%80%D0%B0%D1%82%D1%81%D0%BA" xlink:type="simple">Братск</text:a></text:p>
          </table:table-cell>
          <table:table-cell office:value-type="string" calcext:value-type="string">
            <text:p>brat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1%80%D1%8F%D0%BD%D1%81%D0%BA" xlink:type="simple">Брянск</text:a></text:p>
          </table:table-cell>
          <table:table-cell office:value-type="string" calcext:value-type="string">
            <text:p>bryan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5%D0%BB%D0%B8%D0%BA%D0%B8%D0%B9_%D0%9D%D0%BE%D0%B2%D0%B3%D0%BE%D1%80%D0%BE%D0%B4" xlink:type="simple">Великий Новгород</text:a></text:p>
          </table:table-cell>
          <table:table-cell office:value-type="string" calcext:value-type="string">
            <text:p>velikij-novgorod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B%D0%B0%D0%B4%D0%B8%D0%B2%D0%BE%D1%81%D1%82%D0%BE%D0%BA" xlink:type="simple">Владивосток</text:a></text:p>
          </table:table-cell>
          <table:table-cell office:value-type="string" calcext:value-type="string">
            <text:p>vladivosto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B%D0%B0%D0%B4%D0%B8%D0%BA%D0%B0%D0%B2%D0%BA%D0%B0%D0%B7" xlink:type="simple">Владикавказ</text:a></text:p>
          </table:table-cell>
          <table:table-cell office:value-type="string" calcext:value-type="string">
            <text:p>vladikavkaz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B%D0%B0%D0%B4%D0%B8%D0%BC%D0%B8%D1%80_(%D0%B3%D0%BE%D1%80%D0%BE%D0%B4)" xlink:type="simple">Владимир</text:a></text:p>
          </table:table-cell>
          <table:table-cell office:value-type="string" calcext:value-type="string">
            <text:p>vladimir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E%D0%BB%D0%B3%D0%BE%D0%B3%D1%80%D0%B0%D0%B4" xlink:type="simple">Волгоград</text:a></text:p>
          </table:table-cell>
          <table:table-cell office:value-type="string" calcext:value-type="string">
            <text:p>volgograd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E%D0%BB%D0%B3%D0%BE%D0%B4%D0%BE%D0%BD%D1%81%D0%BA" xlink:type="simple">Волгодонск</text:a></text:p>
          </table:table-cell>
          <table:table-cell office:value-type="string" calcext:value-type="string">
            <text:p>volgodon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E%D0%BB%D0%B6%D1%81%D0%BA%D0%B8%D0%B9" xlink:type="simple">Волжский</text:a></text:p>
          </table:table-cell>
          <table:table-cell office:value-type="string" calcext:value-type="string">
            <text:p>volzhskiy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E%D0%BB%D0%BE%D0%B3%D0%B4%D0%B0" xlink:type="simple">Вологда</text:a></text:p>
          </table:table-cell>
          <table:table-cell office:value-type="string" calcext:value-type="string">
            <text:p>vologda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E%D1%80%D0%BE%D0%BD%D0%B5%D0%B6" xlink:type="simple">Воронеж</text:a></text:p>
          </table:table-cell>
          <table:table-cell office:value-type="string" calcext:value-type="string">
            <text:p>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3%D1%80%D0%BE%D0%B7%D0%BD%D1%8B%D0%B9" xlink:type="simple">Грозный</text:a></text:p>
          </table:table-cell>
          <table:table-cell office:value-type="string" calcext:value-type="string">
            <text:p>groznyj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4%D0%B5%D1%80%D0%B1%D0%B5%D0%BD%D1%82" xlink:type="simple">Дербент</text:a></text:p>
          </table:table-cell>
          <table:table-cell office:value-type="string" calcext:value-type="string">
            <text:p>derbent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4%D0%B7%D0%B5%D1%80%D0%B6%D0%B8%D0%BD%D1%81%D0%BA_(%D0%9D%D0%B8%D0%B6%D0%B5%D0%B3%D0%BE%D1%80%D0%BE%D0%B4%D1%81%D0%BA%D0%B0%D1%8F_%D0%BE%D0%B1%D0%BB%D0%B0%D1%81%D1%82%D1%8C)" xlink:type="simple">Дзерж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4%D0%B8%D0%BC%D0%B8%D1%82%D1%80%D0%BE%D0%B2%D0%B3%D1%80%D0%B0%D0%B4_(%D0%A0%D0%BE%D1%81%D1%81%D0%B8%D1%8F)" xlink:type="simple">Димитровград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4%D0%BE%D0%BB%D0%B3%D0%BE%D0%BF%D1%80%D1%83%D0%B4%D0%BD%D1%8B%D0%B9" xlink:type="simple">Долгопрудны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4%D0%BE%D0%BC%D0%BE%D0%B4%D0%B5%D0%B4%D0%BE%D0%B2%D0%BE_(%D0%B3%D0%BE%D1%80%D0%BE%D0%B4)" xlink:type="simple">Домодедо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5%D0%B2%D0%BF%D0%B0%D1%82%D0%BE%D1%80%D0%B8%D1%8F" xlink:type="simple">Евпатория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5%D0%BA%D0%B0%D1%82%D0%B5%D1%80%D0%B8%D0%BD%D0%B1%D1%83%D1%80%D0%B3" xlink:type="simple">Екатеринбург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5%D0%BB%D0%B5%D1%86" xlink:type="simple">Елец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5%D1%81%D1%81%D0%B5%D0%BD%D1%82%D1%83%D0%BA%D0%B8" xlink:type="simple">Ессентуки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6%D0%B5%D0%BB%D0%B5%D0%B7%D0%BD%D0%BE%D0%B3%D0%BE%D1%80%D1%81%D0%BA_(%D0%9A%D1%83%D1%80%D1%81%D0%BA%D0%B0%D1%8F_%D0%BE%D0%B1%D0%BB%D0%B0%D1%81%D1%82%D1%8C)" xlink:type="simple">Железного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6%D1%83%D0%BA%D0%BE%D0%B2%D1%81%D0%BA%D0%B8%D0%B9_(%D0%B3%D0%BE%D1%80%D0%BE%D0%B4)" xlink:type="simple">Жуковски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7%D0%BB%D0%B0%D1%82%D0%BE%D1%83%D1%81%D1%82_(%D0%B3%D0%BE%D1%80%D0%BE%D0%B4)" xlink:type="simple">Златоуст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8%D0%B2%D0%B0%D0%BD%D0%BE%D0%B2%D0%BE" xlink:type="simple">Ивано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8%D0%B6%D0%B5%D0%B2%D1%81%D0%BA" xlink:type="simple">Иже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8%D1%80%D0%BA%D1%83%D1%82%D1%81%D0%BA" xlink:type="simple">Иркут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9%D0%BE%D1%88%D0%BA%D0%B0%D1%80-%D0%9E%D0%BB%D0%B0" xlink:type="simple">Йошкар-Ол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0%B7%D0%B0%D0%BD%D1%8C" xlink:type="simple">Казан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0%BB%D0%B8%D0%BD%D0%B8%D0%BD%D0%B3%D1%80%D0%B0%D0%B4" xlink:type="simple">Калининград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0%BB%D1%83%D0%B3%D0%B0" xlink:type="simple">Калуг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0%BC%D0%B5%D0%BD%D1%81%D0%BA-%D0%A3%D1%80%D0%B0%D0%BB%D1%8C%D1%81%D0%BA%D0%B8%D0%B9" xlink:type="simple">Каменск-Уральски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0%BC%D1%8B%D1%88%D0%B8%D0%BD" xlink:type="simple">Камышин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1%81%D0%BF%D0%B8%D0%B9%D1%81%D0%BA" xlink:type="simple">Каспий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5%D0%BC%D0%B5%D1%80%D0%BE%D0%B2%D0%BE" xlink:type="simple">Кемеро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ерчь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8%D1%80%D0%BE%D0%B2_(%D0%9A%D0%B8%D1%80%D0%BE%D0%B2%D1%81%D0%BA%D0%B0%D1%8F_%D0%BE%D0%B1%D0%BB%D0%B0%D1%81%D1%82%D1%8C)" xlink:type="simple">Кир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8%D1%81%D0%BB%D0%BE%D0%B2%D0%BE%D0%B4%D1%81%D0%BA" xlink:type="simple">Кисловод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E%D0%B2%D1%80%D0%BE%D0%B2" xlink:type="simple">Ковр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E%D0%BB%D0%BE%D0%BC%D0%BD%D0%B0" xlink:type="simple">Коломн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E%D0%BC%D1%81%D0%BE%D0%BC%D0%BE%D0%BB%D1%8C%D1%81%D0%BA-%D0%BD%D0%B0-%D0%90%D0%BC%D1%83%D1%80%D0%B5" xlink:type="simple">Комсомольск-на-Амуре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E%D0%BF%D0%B5%D0%B9%D1%81%D0%BA" xlink:type="simple">Копей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ролёв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E%D1%81%D1%82%D1%80%D0%BE%D0%BC%D0%B0" xlink:type="simple">Костром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0%D0%B0%D1%81%D0%BD%D0%BE%D0%B3%D0%BE%D1%80%D1%81%D0%BA" xlink:type="simple">Красного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0%D0%B0%D1%81%D0%BD%D0%BE%D0%B4%D0%B0%D1%80" xlink:type="simple">Краснодар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0%D0%B0%D1%81%D0%BD%D0%BE%D1%8F%D1%80%D1%81%D0%BA" xlink:type="simple">Красноя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3%D1%80%D0%B3%D0%B0%D0%BD_(%D0%B3%D0%BE%D1%80%D0%BE%D0%B4)" xlink:type="simple">Курган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3%D1%80%D1%81%D0%BA" xlink:type="simple">Ку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B%D0%B7%D1%8B%D0%BB" xlink:type="simple">Кызыл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B%D0%B8%D0%BF%D0%B5%D1%86%D0%BA" xlink:type="simple">Липец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B%D1%8E%D0%B1%D0%B5%D1%80%D1%86%D1%8B" xlink:type="simple">Люберцы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0%B0%D0%B3%D0%BD%D0%B8%D1%82%D0%BE%D0%B3%D0%BE%D1%80%D1%81%D0%BA" xlink:type="simple">Магнитого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0%B0%D0%B9%D0%BA%D0%BE%D0%BF" xlink:type="simple">Майкоп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0%B0%D1%85%D0%B0%D1%87%D0%BA%D0%B0%D0%BB%D0%B0" xlink:type="simple">Махачкал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0%B8%D0%B0%D1%81%D1%81" xlink:type="simple">Миасс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сква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1%83%D1%80%D0%BC%D0%B0%D0%BD%D1%81%D0%BA" xlink:type="simple">Мурма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1%83%D1%80%D0%BE%D0%BC" xlink:type="simple">Муром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1%8B%D1%82%D0%B8%D1%89%D0%B8" xlink:type="simple">Мытищи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0%D0%B1%D0%B5%D1%80%D0%B5%D0%B6%D0%BD%D1%8B%D0%B5_%D0%A7%D0%B5%D0%BB%D0%BD%D1%8B" xlink:type="simple">Набережные Челны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0%D0%B7%D1%80%D0%B0%D0%BD%D1%8C" xlink:type="simple">Назран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0%D0%BB%D1%8C%D1%87%D0%B8%D0%BA" xlink:type="simple">Нальчи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0%D1%85%D0%BE%D0%B4%D0%BA%D0%B0" xlink:type="simple">Находк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5%D0%B2%D0%B8%D0%BD%D0%BD%D0%BE%D0%BC%D1%8B%D1%81%D1%81%D0%BA" xlink:type="simple">Невинномыс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5%D1%84%D1%82%D0%B5%D0%BA%D0%B0%D0%BC%D1%81%D0%BA" xlink:type="simple">Нефтекам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5%D1%84%D1%82%D0%B5%D1%8E%D0%B3%D0%B0%D0%BD%D1%81%D0%BA" xlink:type="simple">Нефтеюга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8%D0%B6%D0%BD%D0%B5%D0%B2%D0%B0%D1%80%D1%82%D0%BE%D0%B2%D1%81%D0%BA" xlink:type="simple">Нижневарто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8%D0%B6%D0%BD%D0%B5%D0%BA%D0%B0%D0%BC%D1%81%D0%BA" xlink:type="simple">Нижнекам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8%D0%B6%D0%BD%D0%B8%D0%B9_%D0%9D%D0%BE%D0%B2%D0%B3%D0%BE%D1%80%D0%BE%D0%B4" xlink:type="simple">Нижний Новгород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8%D0%B6%D0%BD%D0%B8%D0%B9_%D0%A2%D0%B0%D0%B3%D0%B8%D0%BB" xlink:type="simple">Нижний Тагил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0%BA%D1%83%D0%B7%D0%BD%D0%B5%D1%86%D0%BA" xlink:type="simple">Новокузнец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0%BA%D1%83%D0%B9%D0%B1%D1%8B%D1%88%D0%B5%D0%B2%D1%81%D0%BA" xlink:type="simple">Новокуйбыше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0%BC%D0%BE%D1%81%D0%BA%D0%BE%D0%B2%D1%81%D0%BA_(%D0%A2%D1%83%D0%BB%D1%8C%D1%81%D0%BA%D0%B0%D1%8F_%D0%BE%D0%B1%D0%BB%D0%B0%D1%81%D1%82%D1%8C)" xlink:type="simple">Новомоско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1%80%D0%BE%D1%81%D1%81%D0%B8%D0%B9%D1%81%D0%BA" xlink:type="simple">Новороссий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1%81%D0%B8%D0%B1%D0%B8%D1%80%D1%81%D0%BA" xlink:type="simple">Новосиби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1%87%D0%B5%D0%B1%D0%BE%D0%BA%D1%81%D0%B0%D1%80%D1%81%D0%BA" xlink:type="simple">Новочебокса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1%87%D0%B5%D1%80%D0%BA%D0%B0%D1%81%D1%81%D0%BA" xlink:type="simple">Новочеркас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1%88%D0%B0%D1%85%D1%82%D0%B8%D0%BD%D1%81%D0%BA" xlink:type="simple">Новошахт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1%8B%D0%B9_%D0%A3%D1%80%D0%B5%D0%BD%D0%B3%D0%BE%D0%B9" xlink:type="simple">Новый Уренго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3%D0%B8%D0%BD%D1%81%D0%BA" xlink:type="simple">Ног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1%80%D0%B8%D0%BB%D1%8C%D1%81%D0%BA" xlink:type="simple">Нориль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1%8F%D0%B1%D1%80%D1%8C%D1%81%D0%BA" xlink:type="simple">Ноябрь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0%B1%D0%BD%D0%B8%D0%BD%D1%81%D0%BA" xlink:type="simple">Обн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0%B4%D0%B8%D0%BD%D1%86%D0%BE%D0%B2%D0%BE" xlink:type="simple">Одинцо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0%BA%D1%82%D1%8F%D0%B1%D1%80%D1%8C%D1%81%D0%BA%D0%B8%D0%B9_(%D0%B3%D0%BE%D1%80%D0%BE%D0%B4)" xlink:type="simple">Октябрьски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0%BC%D1%81%D0%BA" xlink:type="simple">Ом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1%80%D1%91%D0%BB_(%D0%B3%D0%BE%D1%80%D0%BE%D0%B4)" xlink:type="simple">Орёл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1%80%D0%B5%D0%BD%D0%B1%D1%83%D1%80%D0%B3" xlink:type="simple">Оренбург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1%80%D0%B5%D1%85%D0%BE%D0%B2%D0%BE-%D0%97%D1%83%D0%B5%D0%B2%D0%BE" xlink:type="simple">Орехово-Зуе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1%80%D1%81%D0%BA" xlink:type="simple">О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0%B5%D0%BD%D0%B7%D0%B0" xlink:type="simple">Пенз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0%B5%D1%80%D0%B2%D0%BE%D1%83%D1%80%D0%B0%D0%BB%D1%8C%D1%81%D0%BA" xlink:type="simple">Первоураль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0%B5%D1%80%D0%BC%D1%8C" xlink:type="simple">Перм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0%B5%D1%82%D1%80%D0%BE%D0%B7%D0%B0%D0%B2%D0%BE%D0%B4%D1%81%D0%BA" xlink:type="simple">Петрозавод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0%B5%D1%82%D1%80%D0%BE%D0%BF%D0%B0%D0%B2%D0%BB%D0%BE%D0%B2%D1%81%D0%BA-%D0%9A%D0%B0%D0%BC%D1%87%D0%B0%D1%82%D1%81%D0%BA%D0%B8%D0%B9" xlink:type="simple">Петропавловск-Камчатски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дольск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1%80%D0%BE%D0%BA%D0%BE%D0%BF%D1%8C%D0%B5%D0%B2%D1%81%D0%BA" xlink:type="simple">Прокопье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1%81%D0%BA%D0%BE%D0%B2" xlink:type="simple">Пск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1%83%D1%88%D0%BA%D0%B8%D0%BD%D0%BE" xlink:type="simple">Пушкин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1%8F%D1%82%D0%B8%D0%B3%D0%BE%D1%80%D1%81%D0%BA" xlink:type="simple">Пятиго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0%B0%D0%BC%D0%B5%D0%BD%D1%81%D0%BA%D0%BE%D0%B5" xlink:type="simple">Раменское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0%B5%D1%83%D1%82%D0%BE%D0%B2" xlink:type="simple">Реут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0%BE%D1%81%D1%82%D0%BE%D0%B2-%D0%BD%D0%B0-%D0%94%D0%BE%D0%BD%D1%83" xlink:type="simple">Ростов-на-Дону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1%83%D0%B1%D1%86%D0%BE%D0%B2%D1%81%D0%BA" xlink:type="simple">Рубцо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1%8B%D0%B1%D0%B8%D0%BD%D1%81%D0%BA" xlink:type="simple">Рыб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1%8F%D0%B7%D0%B0%D0%BD%D1%8C" xlink:type="simple">Рязан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0%D0%BB%D0%B0%D0%B2%D0%B0%D1%82" xlink:type="simple">Салават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0%D0%BC%D0%B0%D1%80%D0%B0" xlink:type="simple">Самар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0%D0%BD%D0%BA%D1%82-%D0%9F%D0%B5%D1%82%D0%B5%D1%80%D0%B1%D1%83%D1%80%D0%B3" xlink:type="simple">Санкт-Петербург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0%D1%80%D0%B0%D0%BD%D1%81%D0%BA" xlink:type="simple">Сара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0%D1%80%D0%B0%D1%82%D0%BE%D0%B2" xlink:type="simple">Сарат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5%D0%B2%D0%B0%D1%81%D1%82%D0%BE%D0%BF%D0%BE%D0%BB%D1%8C" xlink:type="simple">Севастопол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5%D0%B2%D0%B5%D1%80%D0%BE%D0%B4%D0%B2%D0%B8%D0%BD%D1%81%D0%BA" xlink:type="simple">Северодв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5%D0%B2%D0%B5%D1%80%D1%81%D0%BA" xlink:type="simple">Севе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5%D1%80%D0%B3%D0%B8%D0%B5%D0%B2_%D0%9F%D0%BE%D1%81%D0%B0%D0%B4" xlink:type="simple">Сергиев Посад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5%D1%80%D0%BF%D1%83%D1%85%D0%BE%D0%B2" xlink:type="simple">Серпух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8%D0%BC%D1%84%D0%B5%D1%80%D0%BE%D0%BF%D0%BE%D0%BB%D1%8C" xlink:type="simple">Симферопол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C%D0%BE%D0%BB%D0%B5%D0%BD%D1%81%D0%BA" xlink:type="simple">Смоле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E%D1%87%D0%B8" xlink:type="simple">Сочи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2%D0%B0%D0%B2%D1%80%D0%BE%D0%BF%D0%BE%D0%BB%D1%8C" xlink:type="simple">Ставропол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2%D0%B0%D1%80%D1%8B%D0%B9_%D0%9E%D1%81%D0%BA%D0%BE%D0%BB" xlink:type="simple">Старый Оскол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2%D0%B5%D1%80%D0%BB%D0%B8%D1%82%D0%B0%D0%BC%D0%B0%D0%BA" xlink:type="simple">Стерлитама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3%D1%80%D0%B3%D1%83%D1%82" xlink:type="simple">Сургут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B%D0%B7%D1%80%D0%B0%D0%BD%D1%8C" xlink:type="simple">Сызран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B%D0%BA%D1%82%D1%8B%D0%B2%D0%BA%D0%B0%D1%80" xlink:type="simple">Сыктывкар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0%B0%D0%B3%D0%B0%D0%BD%D1%80%D0%BE%D0%B3" xlink:type="simple">Таганрог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0%B0%D0%BC%D0%B1%D0%BE%D0%B2" xlink:type="simple">Тамб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0%B2%D0%B5%D1%80%D1%8C" xlink:type="simple">Твер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0%BE%D0%BB%D1%8C%D1%8F%D1%82%D1%82%D0%B8" xlink:type="simple">Тольятти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0%BE%D0%BC%D1%81%D0%BA" xlink:type="simple">Том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1%83%D0%BB%D0%B0" xlink:type="simple">Тул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1%8E%D0%BC%D0%B5%D0%BD%D1%8C" xlink:type="simple">Тюмен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3%D0%BB%D0%B0%D0%BD-%D0%A3%D0%B4%D1%8D" xlink:type="simple">Улан-Удэ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3%D0%BB%D1%8C%D1%8F%D0%BD%D0%BE%D0%B2%D1%81%D0%BA" xlink:type="simple">Ульяно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3%D1%81%D1%81%D1%83%D1%80%D0%B8%D0%B9%D1%81%D0%BA" xlink:type="simple">Уссурий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3%D1%84%D0%B0" xlink:type="simple">Уф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5%D0%B0%D0%B1%D0%B0%D1%80%D0%BE%D0%B2%D1%81%D0%BA" xlink:type="simple">Хабаро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5%D0%B0%D1%81%D0%B0%D0%B2%D1%8E%D1%80%D1%82" xlink:type="simple">Хасавюрт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5%D0%B8%D0%BC%D0%BA%D0%B8" xlink:type="simple">Химки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7%D0%B5%D0%B1%D0%BE%D0%BA%D1%81%D0%B0%D1%80%D1%8B" xlink:type="simple">Чебоксары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7%D0%B5%D0%BB%D1%8F%D0%B1%D0%B8%D0%BD%D1%81%D0%BA" xlink:type="simple">Челяб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7%D0%B5%D1%80%D0%B5%D0%BF%D0%BE%D0%B2%D0%B5%D1%86" xlink:type="simple">Череповец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7%D0%B5%D1%80%D0%BA%D0%B5%D1%81%D1%81%D0%BA" xlink:type="simple">Черкес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7%D0%B8%D1%82%D0%B0" xlink:type="simple">Чит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8%D0%B0%D1%85%D1%82%D1%8B" xlink:type="simple">Шахты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9%D1%91%D0%BB%D0%BA%D0%BE%D0%B2%D0%BE" xlink:type="simple">Щёлко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D%D0%BB%D0%B5%D0%BA%D1%82%D1%80%D0%BE%D1%81%D1%82%D0%B0%D0%BB%D1%8C" xlink:type="simple">Электростал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D%D0%BB%D0%B8%D1%81%D1%82%D0%B0" xlink:type="simple">Элист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D%D0%BD%D0%B3%D0%B5%D0%BB%D1%8C%D1%81_(%D0%A1%D0%B0%D1%80%D0%B0%D1%82%D0%BE%D0%B2%D1%81%D0%BA%D0%B0%D1%8F_%D0%BE%D0%B1%D0%BB%D0%B0%D1%81%D1%82%D1%8C)" xlink:type="simple">Энгельс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E%D0%B6%D0%BD%D0%BE-%D0%A1%D0%B0%D1%85%D0%B0%D0%BB%D0%B8%D0%BD%D1%81%D0%BA" xlink:type="simple">Южно-Сахал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F%D0%BA%D1%83%D1%82%D1%81%D0%BA" xlink:type="simple">Якут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F%D1%80%D0%BE%D1%81%D0%BB%D0%B0%D0%B2%D0%BB%D1%8C" xlink:type="simple">Ярославл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_20_миллионников" style:display-name="PageStyle_15 миллионников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0-03-03T11:26:11</dc:date>
    <meta:generator>LibreOffice/6.0.7.3$Linux_X86_64 LibreOffice_project/00m0$Build-3</meta:generator>
    <meta:document-statistic meta:table-count="3" meta:cell-count="4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